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3.403cm" fo:min-width="3.31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0.772cm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cccc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8.62cm" svg:y="3.222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8.62cm" svg:y="7.032cm">
          <text:p text:style-name="P1">Character Selec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13.653cm" svg:x="8.62cm" svg:y="10.842cm">
          <text:p text:style-name="P1">St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2.47cm" svg:y="16.252cm">
          <text:p text:style-name="P1">Spa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2.487cm" svg:y="11.794cm">
          <text:p text:style-name="P1">Dea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2.47cm" svg:y="20.062cm">
          <text:p text:style-name="P1">Warp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25cm" svg:y1="5.444cm" svg:x2="10.525cm" svg:y2="6.715cm">
          <text:p/>
        </draw:line>
        <draw:line draw:style-name="gr3" draw:text-style-name="P3" draw:layer="layout" svg:x1="10.525cm" svg:y1="9.254cm" svg:x2="10.525cm" svg:y2="10.525cm">
          <text:p/>
        </draw:line>
        <draw:line draw:style-name="gr3" draw:text-style-name="P3" draw:layer="layout" svg:x1="7.984cm" svg:y1="17.205cm" svg:x2="6.397cm" svg:y2="17.206cm">
          <text:p/>
        </draw:line>
        <draw:line draw:style-name="gr3" draw:text-style-name="P3" draw:layer="layout" svg:x1="4.492cm" svg:y1="15.287cm" svg:x2="4.492cm" svg:y2="14.335cm">
          <text:p/>
        </draw:line>
        <draw:line draw:style-name="gr3" draw:text-style-name="P3" draw:layer="layout" svg:x1="3.223cm" svg:y1="18.474cm" svg:x2="3.223cm" svg:y2="19.745cm">
          <text:p/>
        </draw:line>
        <draw:line draw:style-name="gr3" draw:text-style-name="P3" draw:layer="layout" svg:x1="5.128cm" svg:y1="19.744cm" svg:x2="5.128cm" svg:y2="18.475cm">
          <text:p/>
        </draw:line>
        <draw:line draw:style-name="gr3" draw:text-style-name="P3" draw:layer="layout" svg:x1="4.492cm" svg:y1="11.477cm" svg:x2="8.619cm" svg:y2="9.256cm">
          <text:p/>
        </draw:line>
        <draw:custom-shape draw:style-name="gr4" draw:text-style-name="P4" draw:layer="layout" svg:width="3.81cm" svg:height="1.905cm" svg:x="2.487cm" svg:y="7.032cm">
          <text:p text:style-name="P1">New Charact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302cm" svg:y1="7.666cm" svg:x2="6.715cm" svg:y2="7.667cm">
          <text:p/>
        </draw:line>
        <draw:line draw:style-name="gr3" draw:text-style-name="P3" draw:layer="layout" svg:x1="6.715cm" svg:y1="8.581cm" svg:x2="8.302cm" svg:y2="8.62cm">
          <text:p/>
        </draw:line>
        <draw:custom-shape draw:style-name="gr1" draw:text-style-name="P2" draw:layer="layout" svg:width="3.81cm" svg:height="1.905cm" svg:x="14.635cm" svg:y="10.842cm">
          <text:p text:style-name="P1">Mark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14.635cm" svg:y="13.7cm">
          <text:p text:style-name="P1">Outfit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8cm" svg:height="0.635cm" svg:x="12.747cm" svg:y="11.4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588cm" svg:height="0.635cm" svg:x="12.747cm" svg:y="14.3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588cm" svg:height="0.635cm" svg:x="12.747cm" svg:y="17.19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3.81cm" svg:height="1.905cm" svg:x="14.652cm" svg:y="16.557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905cm" svg:x="14.652cm" svg:y="19.415cm">
          <text:p text:style-name="P1">Jo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8cm" svg:height="0.635cm" svg:x="12.747cm" svg:y="19.7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3.81cm" svg:height="1.905cm" svg:x="14.652cm" svg:y="22.272cm">
          <text:p text:style-name="P1">Spacepor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88cm" svg:height="0.635cm" svg:x="12.747cm" svg:y="22.90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Triangle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31:25.910803174</meta:creation-date>
    <dc:date>2024-03-17T16:12:30.750924065</dc:date>
    <meta:editing-duration>PT3H34M14S</meta:editing-duration>
    <meta:editing-cycles>7</meta:editing-cycles>
    <meta:generator>LibreOffice/7.6.5.2$Linux_X86_64 LibreOffice_project/60$Build-2</meta:generator>
    <meta:document-statistic meta:object-count="26"/>
  </office:meta>
</office:document-meta>
</file>